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operation succeeded (<text:span text:style-name="KeywordTok">true</text:span> or <text:span text:style-name="KeywordTok">false</text:span>)</text:p>
        </text:list-item>
        <text:list-item>
          <text:p text:style-name="P1">in value column, write the value stored at the variable (second argument)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sk the user for input, then check that the input is valid according to the specific problem, and <text:span text:style-name="T1">only then</text:span> perform the subsequent action. If the provided input is not valid, request new input from user until the user provides valid input.</text:p>
      <text:list text:style-name="L2">
        <text:list-item>
          <text:p text:style-name="P2">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2">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3">
        <text:list-item>
          <text:p text:style-name="P3">if user enters 5, compute the sum of: 1 + 2 + 3 + 4 + 5, then display 15 at the screen</text:p>
        </text:list-item>
        <text:list-item>
          <text:p text:style-name="P3">if user enters 8, compute: 1 + 2 + 3 + 4 + 5 + 6 + 7 + 8, then display 36 at the screen</text:p>
        </text:list-item>
      </text:list>
      <text:list text:style-name="L4">
        <text:list-item>
          <text:p text:style-name="P4">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reading through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5">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Users entering a credit score not between 300 and 850, or that is not an integer, will be asked again, and asked as long as they do not give a valid answer.</text:p>
        </text:list-item>
        <text:list-item>
          <text:p text:style-name="P5">Users entering an amount needed or a down payment that is not a decimal, or is a negative decimal, will be asked again, and asked as long as they do not give a valid answer.</text:p>
        </text:list-item>
        <text:list-item>
          <text:p text:style-name="P5">(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oanCalculatorSol.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3Z</meta:creation-date>
    <dc:date>2021-06-17T00:30:43Z</dc:date>
    <meta:user-defined meta:name="date" meta:value-type="string">June  16, 2021 (08: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